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3.203cm" table:align="left"/>
    </style:style>
    <style:style style:name="Tableau1.A" style:family="table-column">
      <style:table-column-properties style:column-width="13.203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3.203cm" table:align="left"/>
    </style:style>
    <style:style style:name="Tableau2.A" style:family="table-column">
      <style:table-column-properties style:column-width="13.203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e658" officeooo:paragraph-rsid="0007e658"/>
    </style:style>
    <style:style style:name="P2" style:family="paragraph" style:parent-style-name="Standard">
      <style:text-properties fo:font-size="16pt" fo:font-weight="bold" officeooo:rsid="0007e658" officeooo:paragraph-rsid="0007e65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7e658" officeooo:paragraph-rsid="0007e658"/>
    </style:style>
    <style:style style:name="P4" style:family="paragraph" style:parent-style-name="Standard">
      <style:text-properties officeooo:rsid="0007e658" officeooo:paragraph-rsid="0008e78d"/>
    </style:style>
    <style:style style:name="P5" style:family="paragraph" style:parent-style-name="Standard">
      <style:text-properties officeooo:rsid="0008e78d" officeooo:paragraph-rsid="0008e78d"/>
    </style:style>
    <style:style style:name="P6" style:family="paragraph" style:parent-style-name="Standard">
      <style:text-properties fo:font-weight="normal" officeooo:rsid="0008e78d" officeooo:paragraph-rsid="0008e78d" style:font-weight-asian="normal" style:font-weight-complex="normal"/>
    </style:style>
    <style:style style:name="P7" style:family="paragraph" style:parent-style-name="Standard">
      <style:text-properties fo:font-size="14pt" fo:font-weight="bold" officeooo:rsid="0007e658" officeooo:paragraph-rsid="0008e78d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8e78d" officeooo:paragraph-rsid="0008e78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</text:p>
      <text:p text:style-name="P1"/>
      <text:p text:style-name="P8">Lancement : </text:p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2">python ~/pyl_protein_prediction/Scripts/Interface/menu.py</text:span> </text:p>
          </table:table-cell>
        </table:table-row>
      </table:table>
      <text:p text:style-name="P5"/>
      <text:p text:style-name="P5">OU </text:p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cd pyl_protein_prediction/Scripts/Interface </text:p>
            <text:p text:style-name="P7">./menu.py </text:p>
          </table:table-cell>
        </table:table-row>
      </table:table>
      <text:p text:style-name="P5"/>
      <text:p text:style-name="P1"/>
      <text:p text:style-name="P1">Vous pouvez lancer : </text:p>
      <text:p text:style-name="P1">- Prodigal (prediction CDS)</text:p>
      <text:p text:style-name="P1">- Prediction protéines pyl potentielles</text:p>
      <text:p text:style-name="P1">- Blast protéines pyl potentielles</text:p>
      <text:p text:style-name="P1">- Pipeline complet : lance Prodigal+Prediction proteines pyl potentielles+Blast d'un coup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50:46.781432312</meta:creation-date>
    <dc:date>2015-05-20T11:59:41.839381010</dc:date>
    <meta:editing-duration>PT8M23S</meta:editing-duration>
    <meta:editing-cycles>2</meta:editing-cycles>
    <meta:generator>LibreOffice/4.3.7.2$Linux_X86_64 LibreOffice_project/430m0$Build-2</meta:generator>
    <meta:document-statistic meta:table-count="2" meta:image-count="0" meta:object-count="0" meta:page-count="1" meta:paragraph-count="11" meta:word-count="38" meta:character-count="349" meta:non-whitespace-character-count="313"/>
  </office:meta>
</office:document-meta>
</file>